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20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20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20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20%" fo:text-align="justify" style:justify-single-word="false" fo:text-indent="0in" style:auto-text-indent="false" style:writing-mode="lr-tb"/>
      <style:text-properties fo:font-variant="normal" fo:text-transform="none" fo:color="#000000" style:text-outline="false" style:text-line-through-style="none" style:font-name="Arial" fo:font-size="11pt" fo:font-style="normal" fo:text-shadow="none" style:text-underline-style="none" fo:font-weight="normal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20%" fo:text-align="justify" style:justify-single-word="false" fo:text-indent="0in" style:auto-text-indent="false" style:writing-mode="lr-tb"/>
      <style:text-properties style:font-name="Arial" fo:font-size="12pt" fo:font-weight="normal" style:font-size-asian="12pt" style:font-size-complex="12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20%" fo:text-align="justify" style:justify-single-word="false" fo:text-indent="0in" style:auto-text-indent="false" style:writing-mode="lr-tb"/>
      <style:text-properties style:font-name="Arial" fo:font-size="12pt" fo:font-weight="normal" officeooo:paragraph-rsid="001df5b1" style:font-size-asian="12pt" style:font-size-complex="12pt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20%" fo:text-align="justify" style:justify-single-word="false" fo:text-indent="0in" style:auto-text-indent="false" style:writing-mode="lr-tb"/>
    </style:style>
    <style:style style:name="P8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20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officeooo:rsid="001df5b1" officeooo:paragraph-rsid="001df5b1" style:text-blinking="false" fo:background-color="transparent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officeooo:rsid="001df5b1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style:text-blinking="false" fo:background-color="transparent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fo:font-style="normal" style:text-underline-style="none" officeooo:rsid="001df5b1" style:text-blinking="false" fo:background-color="transparent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officeooo:rsid="001df5b1" style:text-blinking="false" fo:background-color="transparent" style:font-size-asian="12pt" style:font-weight-asian="normal" style:font-size-complex="12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df5b1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officeooo:rsid="001df5b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bca83505-2f6a-e006-ca48-7b0b011860a7"/>Relatório de Monitoramento – <text:span text:style-name="T13">01</text:span>/0<text:span text:style-name="T13">7</text:span>/2015</text:p>
      <text:p text:style-name="P8"/>
      <text:p text:style-name="P3">Verificação do planejamento com relação ao:</text:p>
      <text:p text:style-name="P8"/>
      <text:p text:style-name="P6"><text:span text:style-name="T3">Cronograma: </text:span><text:span text:style-name="T5">As atividades planejadas para o PMBOK e previstas até o marco de correção relacionadas a correção dos Casos de Uso previstos, foram desenvolvidas parcialmente, isto é, até o momento, das 14 falhas e defeitos encontrados, 10 foram encontradas, analisadas e determinada uma disposição. </text:span></text:p>
      <text:p text:style-name="P9"><text:tab/>Das atividades de planejamento, o plano de gerencia de configuração, plano de gerenciamento de requisitos e plano de gerenciamento de cronograma, sofreram atraso. O atraso está descrito no relatório do kanbanFLow</text:p>
      <text:p text:style-name="P5"><text:span text:style-name="T4"><text:tab/>Maiores informações bem como sobre as estimativas e tempo para conclusão de outras atividades encontram-se no relatório do KanbanFlow. <text:s/>A versão do relatório do KanbanFlow referente a </text:span><text:span text:style-name="T5">este marco</text:span><text:span text:style-name="T4"> encontra-se </text:span><text:a xlink:type="simple" xlink:href="https://github.com/daniel-oliveiravas/SVRI/blob/master/1-Ger%C3%AAncia/1.02-Ger%C3%AAncia%20de%20Projeto%20de%20Software/1.02.02-PMBOK/Relat%C3%B3rio%20das%20atividades%20KanbanFlow%2001-07-2015.pdf">aqui.</text:a></text:p>
      <text:p text:style-name="P8"/>
      <text:p text:style-name="P8"><text:span text:style-name="T9">Marcos de Projeto: </text:span><text:span text:style-name="T10">O marco do projeto ocorreu através d</text:span><text:span text:style-name="T11">a determinação do termo de abertura do projeto</text:span><text:span text:style-name="T10">. </text:span><text:span text:style-name="T11">Disponível</text:span><text:span text:style-name="T10"> </text:span><text:a xlink:type="simple" xlink:href="https://github.com/daniel-oliveiravas/SVRI/blob/master/1-Gerência/1.02-Gerência%20de%20Projeto%20de%20Software/1.02.02-PMBOK/Termo%20de%20Abertura%20PMBOK%20-%20SVRI.odt"><text:span text:style-name="T12">aqui.</text:span></text:a></text:p>
      <text:p text:style-name="P8"/>
      <text:p text:style-name="P8"><text:span text:style-name="T9">Comunicação:</text:span> As reuniões de stand up meetings acontecem conforme planejamento, diaramente na UFG ou via Hangout quando necessário. Os e-mails continuam sendo enviados pela própria ferramenta do KanbanFlow assim que uma nova atividade é cadastrada. </text:p>
      <text:p text:style-name="P8"/>
      <text:p text:style-name="P5"><text:span text:style-name="T3">Riscos:</text:span><text:span text:style-name="T1"> </text:span><text:span text:style-name="T2">O risco relacionado ao atraso de cronograma foi identificado e concretizado. As ações de adiamento do cronograma serão aplicadas, isto é, o prazo para o término das atividades de construção (correções) será adiado e relatado no KanbanFlow.</text:span></text:p>
      <text:p text:style-name="P4"/>
      <text:p text:style-name="P5"><text:span text:style-name="T3">Custo:</text:span><text:span text:style-name="T1"> O custo para o projeto permanece o mesmo. Não foi necessário que nenhum membro da equipe aumentasse ou diminuisse as horas disponívei</text:span><text:span text:style-name="T2">s</text:span><text:span text:style-name="T1">.</text:span></text:p>
      <text:p text:style-name="P1"/>
      <text:p text:style-name="P7"><text:span text:style-name="T6">Atividades: </text:span><text:span text:style-name="T7">A equipe não encontrou </text:span><text:span text:style-name="T8">problemas relacionados ao tempo real gasto nas atividades, logo, o atraso ocorrido reflete o curto período designado para cada atividade neste proje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de Oliveira Vasconcelos</meta:initial-creator>
    <meta:creation-date>2015-05-07T14:27:31.85</meta:creation-date>
    <dc:date>2015-07-01T19:55:08</dc:date>
    <meta:editing-duration>PT4H26M16S</meta:editing-duration>
    <meta:editing-cycles>30</meta:editing-cycles>
    <meta:generator>LibreOffice/3.6$Linux_X86_64 LibreOffice_project/360m1$Build-2</meta:generator>
    <dc:creator>lucas21 </dc:creator>
    <meta:document-statistic meta:table-count="0" meta:image-count="0" meta:object-count="0" meta:page-count="1" meta:paragraph-count="10" meta:word-count="259" meta:character-count="1746" meta:non-whitespace-character-count="1492"/>
  </office:meta>
</office:document-meta>
</file>